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ize="18pt" fo:font-style="italic" style:font-size-asian="18pt" style:font-style-asian="italic" style:font-size-complex="18pt" style:font-style-complex="italic"/>
    </style:style>
    <style:style style:name="P3" style:family="paragraph" style:parent-style-name="Standard">
      <style:text-properties fo:color="#000000" fo:font-size="16pt" style:font-size-asian="16pt" style:font-size-complex="16pt"/>
    </style:style>
    <style:style style:name="P4" style:family="paragraph" style:parent-style-name="Standard">
      <style:text-properties fo:color="#000000" fo:font-size="16pt" fo:font-weight="bold" style:font-size-asian="16pt" style:font-weight-asian="bold" style:font-size-complex="16pt" style:font-weight-complex="bold"/>
    </style:style>
    <style:style style:name="P5" style:family="paragraph" style:parent-style-name="Standard">
      <style:text-properties fo:color="#000000" fo:font-size="14pt" style:font-size-asian="14pt" style:font-size-complex="14pt"/>
    </style:style>
    <style:style style:name="P6" style:family="paragraph" style:parent-style-name="Standard">
      <style:text-properties fo:color="#000000" fo:font-style="italic" style:font-style-asian="italic" style:font-style-complex="italic"/>
    </style:style>
    <style:style style:name="P7" style:family="paragraph" style:parent-style-name="Standard" style:list-style-name="L1">
      <style:text-properties fo:color="#000000" fo:language="en" fo:country="GB"/>
    </style:style>
    <style:style style:name="P8" style:family="paragraph" style:parent-style-name="Standard" style:list-style-name="L2">
      <style:text-properties fo:color="#000000" fo:language="en" fo:country="GB" style:text-underline-style="none"/>
    </style:style>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3">
      <style:text-properties style:text-underline-style="none"/>
    </style:style>
    <style:style style:name="P13" style:family="paragraph" style:parent-style-name="Standard" style:master-page-name="Standard">
      <style:paragraph-properties style:page-number="auto"/>
    </style:style>
    <style:style style:name="T1" style:family="text">
      <style:text-properties fo:color="#000000"/>
    </style:style>
    <style:style style:name="T2" style:family="text">
      <style:text-properties fo:color="#000000" fo:font-size="18pt" style:font-size-asian="18pt" style:font-size-complex="18pt"/>
    </style:style>
    <style:style style:name="T3" style:family="text">
      <style:text-properties fo:color="#000000" fo:font-size="18pt" fo:font-style="italic" style:font-size-asian="18pt" style:font-style-asian="italic" style:font-size-complex="18pt" style:font-style-complex="italic"/>
    </style:style>
    <style:style style:name="T4" style:family="text">
      <style:text-properties fo:color="#000000" fo:font-size="16pt" style:font-size-asian="16pt" style:font-size-complex="16pt"/>
    </style:style>
    <style:style style:name="T5" style:family="text">
      <style:text-properties fo:color="#000000" fo:font-size="16pt" fo:font-weight="bold" style:font-size-asian="16pt" style:font-weight-asian="bold" style:font-size-complex="16pt" style:font-weight-complex="bold"/>
    </style:style>
    <style:style style:name="T6" style:family="text">
      <style:text-properties fo:color="#000000" fo:font-size="14pt" style:font-size-asian="14pt" style:font-size-complex="14pt"/>
    </style:style>
    <style:style style:name="T7" style:family="text">
      <style:text-properties fo:color="#000000" fo:font-style="italic" style:font-style-asian="italic" style:font-style-complex="italic"/>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fo:language="en" fo:country="GB"/>
    </style:style>
    <style:style style:name="T10" style:family="text">
      <style:text-properties fo:color="#000000" fo:language="en" fo:country="GB" style:text-underline-style="none"/>
    </style:style>
    <style:style style:name="T11" style:family="text">
      <style:text-properties fo:color="#000000" fo:language="en" fo:country="U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Polytech E2I/IESE <text:s/></text:span><text:span text:style-name="T3">Informatique Industrielle</text:span></text:p>
      <text:p text:style-name="P2"/>
      <text:p text:style-name="Standard"><text:span text:style-name="T2">Les Bus Inter-IC : Le bus SPI</text:span></text:p>
      <text:p text:style-name="Standard"><text:span text:style-name="T4">Interfaçage du MCP4922 avec le STM32</text:span></text:p>
      <text:p text:style-name="P3"/>
      <text:p text:style-name="Standard"><text:span text:style-name="T6">But du TP :</text:span></text:p>
      <text:p text:style-name="Standard"><text:span text:style-name="T1">Interfacer le Convertisseur Numérique/Analogique (CNA) 12 bits série MCP4922 (Microchip)</text:span></text:p>
      <text:p text:style-name="Standard"><text:span text:style-name="T1">avec le microcontrôleur STM32 </text:span><text:span text:style-name="T8">via le bus SPI</text:span><text:span text:style-name="T1">.</text:span></text:p>
      <text:p text:style-name="P1"/>
      <text:p text:style-name="Standard"><text:span text:style-name="T6">Matériel :</text:span></text:p>
      <text:p text:style-name="Standard"><text:span text:style-name="T1">- Platine à trous</text:span></text:p>
      <text:p text:style-name="Standard"><text:span text:style-name="T1">- Platine Nucleo STM32F446</text:span></text:p>
      <text:p text:style-name="Standard"><text:span text:style-name="T1">- MCP4922</text:span></text:p>
      <text:p text:style-name="Standard"><text:span text:style-name="T1">- Oscilloscope</text:span></text:p>
      <text:p text:style-name="Standard"><text:span text:style-name="T1">- Multimètre</text:span></text:p>
      <text:p text:style-name="P5"/>
      <text:p text:style-name="Standard"><text:span text:style-name="T6">Documentation :</text:span></text:p>
      <text:list xml:id="list6047031910214682342" text:style-name="L5">
        <text:list-item>
          <text:p text:style-name="P11"><text:span text:style-name="T1">Manuel de reference STM32F446</text:span></text:p>
        </text:list-item>
        <text:list-item>
          <text:p text:style-name="P11"><text:span text:style-name="T9">Datasheet STM32F446</text:span></text:p>
        </text:list-item>
      </text:list>
      <text:list xml:id="list8662395754684226039" text:style-name="L4">
        <text:list-item>
          <text:p text:style-name="P10"><text:span text:style-name="T9">Datasheet Nucleo-F446</text:span></text:p>
        </text:list-item>
      </text:list>
      <text:list xml:id="list2656985812786092699" text:style-name="L3">
        <text:list-item>
          <text:p text:style-name="P9"><text:span text:style-name="T9">Datasheet DAC MCP4922</text:span></text:p>
        </text:list-item>
        <text:list-item>
          <text:p text:style-name="P12"><text:span text:style-name="T9">Datashet MCP1525</text:span></text:p>
        </text:list-item>
      </text:list>
      <text:list xml:id="list7590046857817719408" text:style-name="L2">
        <text:list-item>
          <text:p text:style-name="P8">Cours Informatique Industrielle (Les bus Inter-IC)</text:p>
        </text:list-item>
      </text:list>
      <text:list xml:id="list5562900171891744416" text:style-name="L1">
        <text:list-item>
          <text:p text:style-name="P7">Procédure_gestion_workspace_Atollic_2017_2018_IESE_e2i.odt (outil de développement logiciel).</text:p>
        </text:list-item>
      </text:list>
      <text:p text:style-name="P4"/>
      <text:p text:style-name="Standard"><text:span text:style-name="T5">1 Interfaçage : partie matérielle</text:span></text:p>
      <text:p text:style-name="P4"/>
      <text:p text:style-name="Standard"><text:span text:style-name="T1">1.a) En s'appuyant sur les documentations du DAC et du microcontrôleur, établir la liste des signaux nécessaires à l'interface entre les deux composants.</text:span></text:p>
      <text:p text:style-name="Standard"><text:span text:style-name="T1">1.b) Donner un schéma de câblage de l'interfaçage DAC - microcontrôleur en prévoyant la circuiterie minimum pour le fonctionnement du DAC.</text:span></text:p>
      <text:p text:style-name="Standard"><text:span text:style-name="T1">1.c) <text:s/>Quelle est la valeur maximale de la tension de référence que nous devons respecter pour le bon fonctionnement du DAC? La référence du DAC sera fixée par une référence de tension </text:span><text:span text:style-name="T10">MCP1525</text:span><text:span text:style-name="T1">.</text:span></text:p>
      <text:p text:style-name="Standard"><text:span text:style-name="T1">1.d) Les signaux correspondant au bus SPI du STM32 ainsi que l'alimentation 3V3 seront prélevés sur les connecteurs CN6 et CN5 de la carte Nucleo. Réaliser sur la carte à trous le câblage de l’interfaçage DAC-microcontrôleur. Les liaisons seront réalisées en fil à fil.</text:span></text:p>
      <text:p text:style-name="P4"/>
      <text:p text:style-name="Standard"><text:span text:style-name="T5">2 Interfaçage : partie logicielle</text:span></text:p>
      <text:p text:style-name="P4"/>
      <text:p text:style-name="Standard"><text:soft-page-break/><text:span text:style-name="T1">2.a) En s'aidant des chronogrammes fournis par Microchip dans les spécifications :</text:span></text:p>
      <text:p text:style-name="Standard"><text:span text:style-name="T1">- Choisir le mode de fonctionnement (Maître ou esclave du microcontrôleur), ainsi que le mode de transfert des informations (CPOL, CPHA).</text:span></text:p>
      <text:p text:style-name="Standard"><text:span text:style-name="T1">- Quels sont les registres concernés pour le dialogue sur le bus SPI du STM32 et du</text:span></text:p>
      <text:p text:style-name="Standard"><text:span text:style-name="T1">DAC ? Préciser leur rôle.</text:span></text:p>
      <text:p text:style-name="Standard"><text:span text:style-name="T1">- Etablir un algorithme de la séquence de base réalisant l'écriture des 12 bits du DAC.</text:span></text:p>
      <text:p text:style-name="P1"/>
      <text:p text:style-name="Standard"><text:span text:style-name="T1">2.b) Ecrire un programme permettant d’envoyer des données via le bus SPI vers le DAC et</text:span></text:p>
      <text:p text:style-name="Standard"><text:span text:style-name="T1">visualiser la sortie analogique sur un oscilloscope.</text:span></text:p>
      <text:p text:style-name="P4"/>
      <text:p text:style-name="Standard"><text:span text:style-name="T5">3 Applications</text:span></text:p>
      <text:p text:style-name="P4"/>
      <text:p text:style-name="Standard"><text:span text:style-name="T1">3.a) Générateur de dents de scie :</text:span></text:p>
      <text:p text:style-name="Standard"><text:span text:style-name="T1">A l’aide d’un algorithme simple, générer des dents de scie sur la sortie </text:span><text:span text:style-name="T13">OUTA</text:span><text:span text:style-name="T1">.</text:span></text:p>
      <text:p text:style-name="Standard"><text:span text:style-name="T1">Observer la qualité du signal obtenu. </text:span></text:p>
      <text:p text:style-name="P1"/>
      <text:p text:style-name="Standard"><text:span text:style-name="T1">3.b) Acquisition d une tension analogique et restitution par une sortie du DAC</text:span></text:p>
      <text:p text:style-name="Standard"><text:span text:style-name="T1">Interfacer un potentiomètre sur l’entrée analogique </text:span><text:span text:style-name="T12">AN0</text:span><text:span text:style-name="T1"> puis lire la tension présente sur </text:span><text:span text:style-name="T13">AN0 </text:span><text:span text:style-name="T1">du convertisseur A/N intégré au STM32 et affecter la valeur correspondante à la sortie </text:span><text:span text:style-name="T13">OUTA </text:span><text:span text:style-name="T1">du DAC. La lecture/restitution se fera au rythme défini par le Timer du STM32.</text:span></text:p>
      <text:p text:style-name="P1"/>
      <text:p text:style-name="Standard"><text:span text:style-name="T1">3.c) Acquisition et visualisation du signal issu d un GBF</text:span></text:p>
      <text:p text:style-name="Standard"><text:span text:style-name="T1">Injecter un signal sinusoïdal issu du GBF sur l’entrée </text:span><text:span text:style-name="T13">AN0 </text:span><text:span text:style-name="T1">(</text:span><text:span text:style-name="T13">attention : le signal d’entrée doit être toujours positif et inférieur à 3V3</text:span><text:span text:style-name="T1">). Adapter le programme réalisé dans l’exercice précédent pour visualiser ce signal restitué sur la sortie </text:span><text:span text:style-name="T13">OUTA</text:span><text:span text:style-name="T1">.</text:span></text:p>
      <text:p text:style-name="P1"/>
      <text:p text:style-name="Standard"><text:span text:style-name="T1">En partant d une période d’échantillonnage de 10ms, observer l’allure du signal visualisé en fonction de la fréquence du signal d entrée. Commenter.</text:span></text:p>
      <text:p text:style-name="Standard"><text:span text:style-name="T1">Pour améliorer la réponse en fréquence du système, une des solutions consiste à diminuer la période d’échantillonnage. Faites-le !!! Quelles sont les limites ?</text:span></text:p>
      <text:p text:style-name="P1"/>
      <text:p text:style-name="Standard"><text:span text:style-name="T7">On visualisera sur une des voies de l oscilloscope, la période d échantillonnage à l aide de la sortie PA1 (toggle) sous contrôle du Timer.</text:span></text:p>
      <text:p text:style-name="P6"/>
      <text:p text:style-name="Standard"><text:span text:style-name="T1">En aucun cas la période d échantillonnage ne peut être inférieure au temps d’exécution de la boucle principale du programme. Visualiser ce dernier à l aide d une des sorties digitales</text:span></text:p>
      <text:p text:style-name="Standard"><text:span text:style-name="T1">(par exemple : PA2) et simultanément la sortie du Timer sur PA1.</text:span></text:p>
      <text:p text:style-name="P1"/>
      <text:p text:style-name="Standard"><text:span text:style-name="T1">D’après vous, quelle est la partie du programme principal responsable de ce temps d’exécution relativement long ? Suggérer des améliorations et mettez-les en oeuvr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file-name text:display="name-and-extension">TP Spi STM32v1.odt</text:file-name><text:tab/><text:tab/>page <text:page-number text:select-page="current">1</text:page-number><text:span text:style-name="page_20_number">/</text:span><text:page-count>2</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lytech E2i2 Informatique Industrielle</dc:title>
    <meta:initial-creator>micro</meta:initial-creator>
    <meta:editing-cycles>9</meta:editing-cycles>
    <meta:print-date>2008-09-12T08:27:00</meta:print-date>
    <meta:creation-date>2017-10-25T19:36:00</meta:creation-date>
    <dc:date>2017-12-07T14:10:18.12</dc:date>
    <meta:editing-duration>PT6M50S</meta:editing-duration>
    <meta:generator>OpenOffice/4.1.2$Win32 OpenOffice.org_project/412m3$Build-9782</meta:generator>
    <meta:document-statistic meta:table-count="0" meta:image-count="0" meta:object-count="0" meta:page-count="2" meta:paragraph-count="48" meta:word-count="591" meta:character-count="36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